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80000008DD9628CDE.png" manifest:media-type=""/>
  <manifest:file-entry manifest:full-path="Pictures/10000000000007D0000003DC808C3F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4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6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7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8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6" style:family="text">
      <style:text-properties style:font-name="Myriad Pro"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/></text:p>
      <text:p text:style-name="P5"/>
      <text:p text:style-name="P5"/>
      <text:p text:style-name="P5"/>
      <text:p text:style-name="P5"/>
      <text:p text:style-name="P5"/>
      <text:p text:style-name="P6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09-26T13:39:29</dc:date>
    <meta:print-date>2011-10-04T14:25:00</meta:print-date>
    <meta:editing-cycles>7</meta:editing-cycles>
    <meta:editing-duration>PT13M</meta:editing-duration>
    <meta:generator>LibreOffice/4.0.3.3$MacOSX_x86 LibreOffice_project/0eaa50a932c8f2199a615e1eb30f7ac74279539</meta:generator>
    <meta:document-statistic meta:table-count="0" meta:image-count="3" meta:object-count="0" meta:page-count="1" meta:paragraph-count="5" meta:word-count="13" meta:character-count="125" meta:non-whitespace-character-count="115"/>
  </office:meta>
</office:document-meta>
</file>